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2.00pt" fo:font-weight="bold" fo:font-family="'Liberation Serif'" style:font-family-asian="'Liberation Serif'" style:font-family-complex="'Liberation Serif'"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fo:color="#ff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Liberation Serif'" style:font-family-asian="'Liberation Serif'" style:font-family-complex="'Liberation Serif'"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Liberation Serif'" style:font-family-asian="'Liberation Serif'" style:font-family-complex="'Liberation Serif'"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Liberation Serif'" style:font-family-asian="'Liberation Serif'" style:font-family-complex="'Liberation Serif'"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bold" fo:font-family="'Liberation Serif'" style:font-family-asian="'Liberation Serif'" style:font-family-complex="'Liberation Serif'"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fo:font-family="'Liberation Serif'" style:font-family-asian="'Liberation Serif'" style:font-family-complex="'Liberation Serif'"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bold" fo:font-family="'Liberation Serif'" style:font-family-asian="'Liberation Serif'" style:font-family-complex="'Liberation Serif'"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Liberation Serif'" style:font-family-asian="'Liberation Serif'" style:font-family-complex="'Liberation Serif'"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bold" fo:font-family="'Liberation Serif'" style:font-family-asian="'Liberation Serif'" style:font-family-complex="'Liberation Serif'"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8" style:family="text">
      <style:text-properties fo:font-size="12.00pt" fo:font-weight="bold"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bold" fo:font-family="'Liberation Serif'" style:font-family-asian="'Liberation Serif'" style:font-family-complex="'Liberation Serif'"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style:use-window-font-color="true"/>
    </style:style>
    <style:style style:name="T42" style:family="text">
      <style:text-properties fo:font-size="12.00pt" fo:font-weight="bold" fo:font-family="'Liberation Serif'" style:font-family-asian="'Liberation Serif'" style:font-family-complex="'Liberation Serif'" fo:background-color="transparent" style:use-window-font-color="true"/>
    </style:style>
    <style:style style:name="T43" style:family="text">
      <style:text-properties fo:font-size="12.00pt" fo:font-weight="normal" fo:font-family="'Liberation Serif'" style:font-family-asian="'Liberation Serif'" style:font-family-complex="'Liberation Serif'" fo:background-color="transparent" style:use-window-font-color="true"/>
    </style:style>
    <style:style style:name="T44" style:family="text">
      <style:text-properties fo:font-size="12.00pt" fo:font-weight="bold" fo:font-family="'Liberation Serif'" style:font-family-asian="'Liberation Serif'" style:font-family-complex="'Liberation Serif'"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2.00pt" fo:font-weight="bold" fo:font-family="'Liberation Serif'" style:font-family-asian="'Liberation Serif'" style:font-family-complex="'Liberation Serif'"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2.00pt" fo:font-weight="bold" fo:font-family="'Liberation Serif'" style:font-family-asian="'Liberation Serif'" style:font-family-complex="'Liberation Serif'"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T50" style:family="text">
      <style:text-properties fo:font-size="12.00pt" fo:font-weight="bold" fo:font-family="'Liberation Serif'" style:font-family-asian="'Liberation Serif'" style:font-family-complex="'Liberation Serif'"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2.00pt" fo:font-weight="bold" fo:font-family="'Liberation Serif'" style:font-family-asian="'Liberation Serif'" style:font-family-complex="'Liberation Serif'"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2.00pt" fo:font-weight="bold" fo:font-family="'Liberation Serif'" style:font-family-asian="'Liberation Serif'" style:font-family-complex="'Liberation Serif'" fo:background-color="transparent" style:use-window-font-color="true"/>
    </style:style>
    <style:style style:name="T55" style:family="text">
      <style:text-properties fo:font-size="12.00pt" fo:font-weight="normal" fo:font-family="'Liberation Serif'" style:font-family-asian="'Liberation Serif'" style:font-family-complex="'Liberation Serif'" fo:background-color="transparent" style:use-window-font-color="true"/>
    </style:style>
    <style:style style:name="T56" style:family="text">
      <style:text-properties fo:font-size="12.00pt" fo:font-weight="bold" fo:font-family="'Liberation Serif'" style:font-family-asian="'Liberation Serif'" style:font-family-complex="'Liberation Serif'" fo:background-color="transparent" style:use-window-font-color="true"/>
    </style:style>
    <style:style style:name="T57" style:family="text">
      <style:text-properties fo:font-size="18.00pt" fo:font-weight="bold"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22.00pt" fo:font-weight="bold" fo:font-family="'Liberation Serif'" style:font-family-asian="'Liberation Serif'" style:font-family-complex="'Liberation Serif'" fo:background-color="transparent" style:use-window-font-color="true"/>
    </style:style>
    <style:style style:name="T60" style:family="text">
      <style:text-properties fo:font-size="22.00pt" fo:font-weight="normal" fo:font-family="'Liberation Serif'" style:font-family-asian="'Liberation Serif'" style:font-family-complex="'Liberation Serif'"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22.00pt" fo:font-weight="bold" fo:font-family="'Liberation Serif'" style:font-family-asian="'Liberation Serif'" style:font-family-complex="'Liberation Serif'" fo:background-color="transparent" style:use-window-font-color="true"/>
    </style:style>
    <style:style style:name="T63" style:family="text">
      <style:text-properties fo:font-size="18.00pt" fo:font-weight="bold" fo:font-family="'Liberation Serif'" style:font-family-asian="'Liberation Serif'" style:font-family-complex="'Liberation Serif'"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bold" fo:font-family="'Liberation Serif'" style:font-family-asian="'Liberation Serif'" style:font-family-complex="'Liberation Serif'" fo:background-color="transparent" style:use-window-font-color="true"/>
    </style:style>
    <style:style style:name="T66" style:family="text">
      <style:text-properties fo:font-size="12.00pt" fo:font-weight="bold" fo:font-family="'Liberation Serif'" style:font-family-asian="'Liberation Serif'" style:font-family-complex="'Liberation Serif'" fo:background-color="transparent" fo:color="#069a2e"/>
    </style:style>
    <style:style style:name="T6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Liberation Serif'" style:font-family-asian="'Liberation Serif'" style:font-family-complex="'Liberation Serif'" fo:background-color="transparent" style:use-window-font-color="true"/>
    </style:style>
    <style:style style:name="T71" style:family="text">
      <style:text-properties fo:font-size="12.00pt" fo:font-weight="bold" fo:font-family="'Liberation Serif'" style:font-family-asian="'Liberation Serif'" style:font-family-complex="'Liberation Serif'" fo:background-color="transparent" fo:color="#069a2e"/>
    </style:style>
    <style:style style:name="T7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73" style:family="text">
      <style:text-properties fo:font-size="12.00pt" fo:font-weight="normal" fo:font-family="'Liberation Serif'" style:font-family-asian="'Liberation Serif'" style:font-family-complex="'Liberation Serif'"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bold" fo:font-family="'Liberation Serif'" style:font-family-asian="'Liberation Serif'" style:font-family-complex="'Liberation Serif'" fo:background-color="transparent" style:use-window-font-color="true"/>
    </style:style>
    <style:style style:name="T76" style:family="text">
      <style:text-properties fo:font-size="12.00pt" fo:font-weight="bold" fo:font-family="'Liberation Serif'" style:font-family-asian="'Liberation Serif'" style:font-family-complex="'Liberation Serif'" fo:background-color="transparent" fo:color="#069a2e"/>
    </style:style>
    <style:style style:name="T7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bold" fo:font-family="'Liberation Serif'" style:font-family-asian="'Liberation Serif'" style:font-family-complex="'Liberation Serif'" fo:background-color="transparent" style:use-window-font-color="true"/>
    </style:style>
    <style:style style:name="T81" style:family="text">
      <style:text-properties fo:font-size="12.00pt" fo:font-weight="bold" fo:font-family="'Liberation Serif'" style:font-family-asian="'Liberation Serif'" style:font-family-complex="'Liberation Serif'" fo:background-color="transparent" fo:color="#069a2e"/>
    </style:style>
    <style:style style:name="T8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5.00pt" fo:font-weight="bold" fo:font-family="'Liberation Serif'" style:font-family-asian="'Liberation Serif'" style:font-family-complex="'Liberation Serif'" fo:background-color="transparent" style:use-window-font-color="true"/>
    </style:style>
    <style:style style:name="T86" style:family="text">
      <style:text-properties fo:font-size="13.00pt" fo:font-weight="normal"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bold" fo:font-family="'Liberation Serif'" style:font-family-asian="'Liberation Serif'" style:font-family-complex="'Liberation Serif'" fo:background-color="transparent" style:use-window-font-color="true"/>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fo:font-weight="bold"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2.00pt" fo:font-weight="bold" fo:font-family="'Liberation Serif'" style:font-family-asian="'Liberation Serif'" style:font-family-complex="'Liberation Serif'" fo:background-color="transparent" style:use-window-font-color="true"/>
    </style:style>
    <style:style style:name="T93" style:family="text">
      <style:text-properties fo:font-size="12.00pt" fo:font-weight="normal" fo:font-family="'Liberation Serif'" style:font-family-asian="'Liberation Serif'" style:font-family-complex="'Liberation Serif'" fo:background-color="transparent" style:use-window-font-color="true"/>
    </style:style>
    <style:style style:name="T94" style:family="text">
      <style:text-properties fo:font-size="12.00pt" fo:font-weight="bold" fo:font-family="'Liberation Serif'" style:font-family-asian="'Liberation Serif'" style:font-family-complex="'Liberation Serif'" fo:background-color="transparent" style:use-window-font-color="true"/>
    </style:style>
    <style:style style:name="T95" style:family="text">
      <style:text-properties fo:font-size="12.00pt" fo:font-weight="normal" fo:font-family="'Liberation Serif'" style:font-family-asian="'Liberation Serif'" style:font-family-complex="'Liberation Serif'" fo:background-color="transparent" style:use-window-font-color="true"/>
    </style:style>
    <style:style style:name="T96" style:family="text">
      <style:text-properties fo:font-size="12.00pt" fo:font-weight="bold" fo:font-family="'Liberation Serif'" style:font-family-asian="'Liberation Serif'" style:font-family-complex="'Liberation Serif'" fo:background-color="transparent" style:use-window-font-color="true"/>
    </style:style>
    <style:style style:name="T97" style:family="text">
      <style:text-properties fo:font-size="12.00pt" fo:font-weight="normal" fo:font-family="'Liberation Serif'" style:font-family-asian="'Liberation Serif'" style:font-family-complex="'Liberation Serif'" fo:background-color="transparent" style:use-window-font-color="true"/>
    </style:style>
    <style:style style:name="T98" style:family="text">
      <style:text-properties fo:font-size="12.00pt" fo:font-weight="bold" fo:font-family="'Liberation Serif'" style:font-family-asian="'Liberation Serif'" style:font-family-complex="'Liberation Serif'" fo:background-color="transparent" style:use-window-font-color="true"/>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2.00pt" fo:font-weight="bold" fo:font-family="'Liberation Serif'" style:font-family-asian="'Liberation Serif'" style:font-family-complex="'Liberation Serif'" fo:background-color="transparent" style:use-window-font-color="true"/>
    </style:style>
    <style:style style:name="T101" style:family="text">
      <style:text-properties fo:font-size="12.00pt" fo:font-weight="normal" fo:font-family="'Liberation Serif'" style:font-family-asian="'Liberation Serif'" style:font-family-complex="'Liberation Serif'" fo:background-color="transparent" style:use-window-font-color="true"/>
    </style:style>
    <style:style style:name="T102" style:family="text">
      <style:text-properties fo:font-size="24.00pt" fo:font-weight="bold" fo:font-family="'Liberation Serif'" style:font-family-asian="'Liberation Serif'" style:font-family-complex="'Liberation Serif'" fo:background-color="transparent" fo:color="#c9211e"/>
    </style:style>
    <style:style style:name="T103" style:family="text">
      <style:text-properties fo:font-size="24.00pt" fo:font-weight="bold" fo:font-family="'Liberation Serif'" style:font-family-asian="'Liberation Serif'" style:font-family-complex="'Liberation Serif'" fo:background-color="transparent" fo:color="#000000"/>
    </style:style>
    <style:style style:name="T104" style:family="text">
      <style:text-properties fo:font-size="24.00pt" fo:font-weight="bold" fo:font-family="'Liberation Serif'" style:font-family-asian="'Liberation Serif'" style:font-family-complex="'Liberation Serif'" fo:background-color="transparent" fo:color="#000000"/>
    </style:style>
    <style:style style:name="T105" style:family="text">
      <style:text-properties fo:font-size="24.00pt" fo:font-weight="bold" fo:font-family="'Liberation Serif'" style:font-family-asian="'Liberation Serif'" style:font-family-complex="'Liberation Serif'" fo:background-color="transparent" fo:color="#000000"/>
    </style:style>
    <style:style style:name="T106" style:family="text">
      <style:text-properties fo:font-size="15.00pt" fo:font-weight="bold" fo:font-family="'Liberation Serif'" style:font-family-asian="'Liberation Serif'" style:font-family-complex="'Liberation Serif'" fo:background-color="transparent" fo:color="#000000"/>
    </style:style>
    <style:style style:name="T107" style:family="text">
      <style:text-properties fo:font-size="15.00pt" fo:font-weight="normal" fo:font-family="'Liberation Serif'" style:font-family-asian="'Liberation Serif'" style:font-family-complex="'Liberation Serif'" fo:background-color="transparent" fo:color="#000000"/>
    </style:style>
    <style:style style:name="T108" style:family="text">
      <style:text-properties fo:font-size="15.00pt" fo:font-weight="bold" fo:font-family="'Liberation Serif'" style:font-family-asian="'Liberation Serif'" style:font-family-complex="'Liberation Serif'" fo:background-color="transparent" fo:color="#ff0000"/>
    </style:style>
    <style:style style:name="T109" style:family="text">
      <style:text-properties fo:font-size="15.00pt" fo:font-weight="bold" fo:font-family="'Liberation Serif'" style:font-family-asian="'Liberation Serif'" style:font-family-complex="'Liberation Serif'" fo:background-color="transparent" fo:color="#000000"/>
    </style:style>
    <style:style style:name="T110" style:family="text">
      <style:text-properties fo:font-size="15.00pt" fo:font-weight="normal" fo:font-family="'Liberation Serif'" style:font-family-asian="'Liberation Serif'" style:font-family-complex="'Liberation Serif'" fo:background-color="transparent" fo:color="#000000"/>
    </style:style>
    <style:style style:name="T111" style:family="text">
      <style:text-properties fo:font-size="15.00pt" fo:font-weight="bold" fo:font-family="'Liberation Serif'" style:font-family-asian="'Liberation Serif'" style:font-family-complex="'Liberation Serif'" fo:background-color="transparent" fo:color="#000000"/>
    </style:style>
    <style:style style:name="T112" style:family="text">
      <style:text-properties fo:font-size="15.00pt" fo:font-weight="normal" fo:font-family="'Liberation Serif'" style:font-family-asian="'Liberation Serif'" style:font-family-complex="'Liberation Serif'" fo:background-color="transparent" fo:color="#333333"/>
    </style:style>
    <style:style style:name="T113" style:family="text">
      <style:text-properties fo:font-size="15.00pt" fo:font-weight="normal" fo:font-family="'Liberation Serif'" style:font-family-asian="'Liberation Serif'" style:font-family-complex="'Liberation Serif'" fo:background-color="transparent" fo:color="#1c1c1c"/>
    </style:style>
    <style:style style:name="T114" style:family="text">
      <style:text-properties fo:font-size="15.00pt" fo:font-weight="bold" fo:font-family="'Liberation Serif'" style:font-family-asian="'Liberation Serif'" style:font-family-complex="'Liberation Serif'" fo:background-color="transparent" fo:color="#000000"/>
    </style:style>
    <style:style style:name="T115" style:family="text">
      <style:text-properties fo:font-size="12.00pt" fo:font-weight="normal" fo:font-family="'Liberation Serif'" style:font-family-asian="'Liberation Serif'" style:font-family-complex="'Liberation Serif'" fo:background-color="transparent" fo:color="#000000"/>
    </style:style>
    <style:style style:name="T116" style:family="text">
      <style:text-properties fo:font-size="12.00pt" fo:font-weight="bold" fo:font-family="'Liberation Mono'" style:font-family-asian="'Liberation Mono'" style:font-family-complex="'Liberation Mono'" fo:background-color="transparent" fo:color="#000000"/>
    </style:style>
    <style:style style:name="T117" style:family="text">
      <style:text-properties fo:font-size="12.00pt" fo:font-weight="normal" fo:font-family="'Liberation Serif'" style:font-family-asian="'Liberation Serif'" style:font-family-complex="'Liberation Serif'" fo:background-color="transparent" fo:color="#000000"/>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0.50pt" fo:font-weight="normal" fo:font-family="Consolas" style:font-family-asian="Consolas" style:font-family-complex="Consolas" fo:background-color="#1e1e1e" fo:color="#569cd6"/>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5.00pt" fo:font-weight="bold" fo:font-family="'Liberation Serif'" style:font-family-asian="'Liberation Serif'" style:font-family-complex="'Liberation Serif'" fo:background-color="transparent" fo:color="#000000"/>
    </style:style>
    <style:style style:name="T122" style:family="text">
      <style:text-properties fo:font-size="12.00pt" fo:font-weight="normal" fo:font-family="'Liberation Serif'" style:font-family-asian="'Liberation Serif'" style:font-family-complex="'Liberation Serif'" fo:background-color="transparent" fo:color="#000000"/>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24.00pt" fo:font-weight="bold" fo:font-family="'Liberation Serif'" style:font-family-asian="'Liberation Serif'" style:font-family-complex="'Liberation Serif'" fo:background-color="transparent" fo:color="#c9211e"/>
    </style:style>
    <style:style style:name="T126" style:family="text">
      <style:text-properties fo:font-size="24.00pt" fo:font-weight="bold" fo:font-family="'Liberation Serif'" style:font-family-asian="'Liberation Serif'" style:font-family-complex="'Liberation Serif'" fo:background-color="transparent" fo:color="#000000"/>
    </style:style>
    <style:style style:name="T127" style:family="text">
      <style:text-properties fo:font-size="24.00pt" fo:font-weight="bold" fo:font-family="'Liberation Serif'" style:font-family-asian="'Liberation Serif'" style:font-family-complex="'Liberation Serif'" fo:background-color="transparent" fo:color="#000000"/>
    </style:style>
    <style:style style:name="T128" style:family="text">
      <style:text-properties fo:font-size="24.00pt" fo:font-weight="bold" fo:font-family="'Liberation Serif'" style:font-family-asian="'Liberation Serif'" style:font-family-complex="'Liberation Serif'" fo:background-color="transparent" fo:color="#000000"/>
    </style:style>
    <style:style style:name="T129" style:family="text">
      <style:text-properties fo:font-size="15.00pt" fo:font-weight="bold" fo:font-family="'Liberation Serif'" style:font-family-asian="'Liberation Serif'" style:font-family-complex="'Liberation Serif'" fo:background-color="transparent" fo:color="#000000"/>
    </style:style>
    <style:style style:name="T130" style:family="text">
      <style:text-properties fo:font-size="15.00pt" fo:font-weight="normal" fo:font-family="'Liberation Serif'" style:font-family-asian="'Liberation Serif'" style:font-family-complex="'Liberation Serif'" fo:background-color="transparent" fo:color="#000000"/>
    </style:style>
    <style:style style:name="T131" style:family="text">
      <style:text-properties fo:font-size="15.00pt" fo:font-weight="bold" fo:font-family="'Liberation Serif'" style:font-family-asian="'Liberation Serif'" style:font-family-complex="'Liberation Serif'" fo:background-color="transparent" fo:color="#ff0000"/>
    </style:style>
    <style:style style:name="T132" style:family="text">
      <style:text-properties fo:font-size="15.00pt" fo:font-weight="bold" fo:font-family="'Liberation Serif'" style:font-family-asian="'Liberation Serif'" style:font-family-complex="'Liberation Serif'" fo:background-color="transparent" fo:color="#000000"/>
    </style:style>
    <style:style style:name="T133" style:family="text">
      <style:text-properties fo:font-size="15.00pt" fo:font-weight="normal" fo:font-family="'Liberation Serif'" style:font-family-asian="'Liberation Serif'" style:font-family-complex="'Liberation Serif'" fo:background-color="transparent" fo:color="#000000"/>
    </style:style>
    <style:style style:name="T134" style:family="text">
      <style:text-properties fo:font-size="15.00pt" fo:font-weight="bold" fo:font-family="'Liberation Serif'" style:font-family-asian="'Liberation Serif'" style:font-family-complex="'Liberation Serif'" fo:background-color="transparent" fo:color="#000000"/>
    </style:style>
    <style:style style:name="T135" style:family="text">
      <style:text-properties fo:font-size="15.00pt" fo:font-weight="normal" fo:font-family="'Liberation Serif'" style:font-family-asian="'Liberation Serif'" style:font-family-complex="'Liberation Serif'" fo:background-color="transparent" fo:color="#333333"/>
    </style:style>
    <style:style style:name="T136" style:family="text">
      <style:text-properties fo:font-size="15.00pt" fo:font-weight="normal" fo:font-family="'Liberation Serif'" style:font-family-asian="'Liberation Serif'" style:font-family-complex="'Liberation Serif'" fo:background-color="transparent" fo:color="#1c1c1c"/>
    </style:style>
    <style:style style:name="T137" style:family="text">
      <style:text-properties fo:font-size="15.00pt" fo:font-weight="bold" fo:font-family="'Liberation Serif'" style:font-family-asian="'Liberation Serif'" style:font-family-complex="'Liberation Serif'" fo:background-color="transparent" fo:color="#000000"/>
    </style:style>
    <style:style style:name="T138" style:family="text">
      <style:text-properties fo:font-size="13.00pt" fo:font-weight="normal" fo:font-family="'Liberation Serif'" style:font-family-asian="'Liberation Serif'" style:font-family-complex="'Liberation Serif'" fo:background-color="transparent" fo:color="#000000"/>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0.50pt" fo:font-weight="normal" fo:font-family="Consolas" style:font-family-asian="Consolas" style:font-family-complex="Consolas" fo:background-color="#1e1e1e" fo:color="#d4d4d4"/>
    </style:style>
    <style:style style:name="T141" style:family="text">
      <style:text-properties fo:font-size="10.50pt" fo:font-weight="normal" fo:font-family="Consolas" style:font-family-asian="Consolas" style:font-family-complex="Consolas" fo:background-color="#1e1e1e" fo:color="#569cd6"/>
    </style:style>
    <style:style style:name="T142" style:family="text">
      <style:text-properties fo:font-size="10.50pt" fo:font-weight="normal" fo:font-family="Consolas" style:font-family-asian="Consolas" style:font-family-complex="Consolas" fo:background-color="#1e1e1e" fo:color="#d4d4d4"/>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5.00pt" fo:font-weight="bold" fo:font-family="'Liberation Serif'" style:font-family-asian="'Liberation Serif'" style:font-family-complex="'Liberation Serif'" fo:background-color="transparent" fo:color="#000000"/>
    </style:style>
    <style:style style:name="T145" style:family="text">
      <style:text-properties fo:font-size="12.00pt" fo:font-weight="normal" fo:font-family="'Liberation Serif'" style:font-family-asian="'Liberation Serif'" style:font-family-complex="'Liberation Serif'"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24.00pt" fo:font-weight="bold" fo:font-family="'Liberation Serif'" style:font-family-asian="'Liberation Serif'" style:font-family-complex="'Liberation Serif'" fo:background-color="transparent" fo:color="#c9211e"/>
    </style:style>
    <style:style style:name="T148" style:family="text">
      <style:text-properties fo:font-size="24.00pt" fo:font-weight="bold" fo:font-family="'Liberation Serif'" style:font-family-asian="'Liberation Serif'" style:font-family-complex="'Liberation Serif'" fo:background-color="transparent" fo:color="#000000"/>
    </style:style>
    <style:style style:name="T149" style:family="text">
      <style:text-properties fo:font-size="24.00pt" fo:font-weight="bold" fo:font-family="'Liberation Serif'" style:font-family-asian="'Liberation Serif'" style:font-family-complex="'Liberation Serif'" fo:background-color="transparent" fo:color="#000000"/>
    </style:style>
    <style:style style:name="T150" style:family="text">
      <style:text-properties fo:font-size="24.00pt" fo:font-weight="bold" fo:font-family="'Liberation Serif'" style:font-family-asian="'Liberation Serif'" style:font-family-complex="'Liberation Serif'" fo:background-color="transparent" fo:color="#000000"/>
    </style:style>
    <style:style style:name="T151" style:family="text">
      <style:text-properties fo:font-size="15.00pt" fo:font-weight="bold" fo:font-family="'Liberation Serif'" style:font-family-asian="'Liberation Serif'" style:font-family-complex="'Liberation Serif'" fo:background-color="transparent" fo:color="#000000"/>
    </style:style>
    <style:style style:name="T152" style:family="text">
      <style:text-properties fo:font-size="15.00pt" fo:font-weight="normal" fo:font-family="'Liberation Serif'" style:font-family-asian="'Liberation Serif'" style:font-family-complex="'Liberation Serif'" fo:background-color="transparent" fo:color="#000000"/>
    </style:style>
    <style:style style:name="T153" style:family="text">
      <style:text-properties fo:font-size="15.00pt" fo:font-weight="bold" fo:font-family="'Liberation Serif'" style:font-family-asian="'Liberation Serif'" style:font-family-complex="'Liberation Serif'" fo:background-color="transparent" fo:color="#ed7d31"/>
    </style:style>
    <style:style style:name="T154" style:family="text">
      <style:text-properties fo:font-size="15.00pt" fo:font-weight="bold" fo:font-family="'Liberation Serif'" style:font-family-asian="'Liberation Serif'" style:font-family-complex="'Liberation Serif'" fo:background-color="transparent" fo:color="#000000"/>
    </style:style>
    <style:style style:name="T155" style:family="text">
      <style:text-properties fo:font-size="15.00pt" fo:font-weight="normal" fo:font-family="'Liberation Serif'" style:font-family-asian="'Liberation Serif'" style:font-family-complex="'Liberation Serif'" fo:background-color="transparent" fo:color="#000000"/>
    </style:style>
    <style:style style:name="T156" style:family="text">
      <style:text-properties fo:font-size="15.00pt" fo:font-weight="bold" fo:font-family="'Liberation Serif'" style:font-family-asian="'Liberation Serif'" style:font-family-complex="'Liberation Serif'" fo:background-color="transparent" fo:color="#000000"/>
    </style:style>
    <style:style style:name="T157" style:family="text">
      <style:text-properties fo:font-size="15.00pt" fo:font-weight="normal" fo:font-family="'Liberation Serif'" style:font-family-asian="'Liberation Serif'" style:font-family-complex="'Liberation Serif'" fo:background-color="transparent" fo:color="#333333"/>
    </style:style>
    <style:style style:name="T158" style:family="text">
      <style:text-properties fo:font-size="15.00pt" fo:font-weight="normal" fo:font-family="'Liberation Serif'" style:font-family-asian="'Liberation Serif'" style:font-family-complex="'Liberation Serif'" fo:background-color="transparent" fo:color="#1c1c1c"/>
    </style:style>
    <style:style style:name="T159" style:family="text">
      <style:text-properties fo:font-size="15.00pt" fo:font-weight="bold" fo:font-family="'Liberation Serif'" style:font-family-asian="'Liberation Serif'" style:font-family-complex="'Liberation Serif'" fo:background-color="transparent" fo:color="#000000"/>
    </style:style>
    <style:style style:name="T160" style:family="text">
      <style:text-properties fo:font-size="12.00pt" fo:font-weight="normal" fo:font-family="'Liberation Serif'" style:font-family-asian="'Liberation Serif'" style:font-family-complex="'Liberation Serif'"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0.50pt" fo:font-weight="normal" fo:font-family="Consolas" style:font-family-asian="Consolas" style:font-family-complex="Consolas" fo:background-color="#1e1e1e" fo:color="#569cd6"/>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5.00pt" fo:font-weight="bold" fo:font-family="'Liberation Serif'" style:font-family-asian="'Liberation Serif'" style:font-family-complex="'Liberation Serif'" fo:background-color="transparent" fo:color="#000000"/>
    </style:style>
    <style:style style:name="T165" style:family="text">
      <style:text-properties fo:font-size="13.00pt" fo:font-weight="normal" fo:font-family="'Liberation Serif'" style:font-family-asian="'Liberation Serif'" style:font-family-complex="'Liberation Serif'" fo:background-color="transparent" fo:color="#000000"/>
    </style:style>
    <style:style style:name="T166" style:family="text">
      <style:text-properties fo:font-size="24.00pt" fo:font-weight="bold" fo:font-family="'Liberation Serif'" style:font-family-asian="'Liberation Serif'" style:font-family-complex="'Liberation Serif'" fo:background-color="transparent" fo:color="#c9211e"/>
    </style:style>
    <style:style style:name="T167" style:family="text">
      <style:text-properties fo:font-size="24.00pt" fo:font-weight="bold" fo:font-family="'Liberation Serif'" style:font-family-asian="'Liberation Serif'" style:font-family-complex="'Liberation Serif'" fo:background-color="transparent" fo:color="#000000"/>
    </style:style>
    <style:style style:name="T168" style:family="text">
      <style:text-properties fo:font-size="24.00pt" fo:font-weight="bold" fo:font-family="'Liberation Serif'" style:font-family-asian="'Liberation Serif'" style:font-family-complex="'Liberation Serif'" fo:background-color="transparent" fo:color="#000000"/>
    </style:style>
    <style:style style:name="T169" style:family="text">
      <style:text-properties fo:font-size="24.00pt" fo:font-weight="bold" fo:font-family="'Liberation Serif'" style:font-family-asian="'Liberation Serif'" style:font-family-complex="'Liberation Serif'" fo:background-color="transparent" fo:color="#000000"/>
    </style:style>
    <style:style style:name="T170" style:family="text">
      <style:text-properties fo:font-size="15.00pt" fo:font-weight="bold" fo:font-family="'Liberation Serif'" style:font-family-asian="'Liberation Serif'" style:font-family-complex="'Liberation Serif'" fo:background-color="transparent" fo:color="#000000"/>
    </style:style>
    <style:style style:name="T171" style:family="text">
      <style:text-properties fo:font-size="15.00pt" fo:font-weight="normal" fo:font-family="'Liberation Serif'" style:font-family-asian="'Liberation Serif'" style:font-family-complex="'Liberation Serif'" fo:background-color="transparent" fo:color="#000000"/>
    </style:style>
    <style:style style:name="T172" style:family="text">
      <style:text-properties fo:font-size="15.00pt" fo:font-weight="bold" fo:font-family="'Liberation Serif'" style:font-family-asian="'Liberation Serif'" style:font-family-complex="'Liberation Serif'" fo:background-color="transparent" fo:color="#ed7d31"/>
    </style:style>
    <style:style style:name="T173" style:family="text">
      <style:text-properties fo:font-size="15.00pt" fo:font-weight="bold" fo:font-family="'Liberation Serif'" style:font-family-asian="'Liberation Serif'" style:font-family-complex="'Liberation Serif'" fo:background-color="transparent" fo:color="#000000"/>
    </style:style>
    <style:style style:name="T174" style:family="text">
      <style:text-properties fo:font-size="15.00pt" fo:font-weight="normal" fo:font-family="'Liberation Serif'" style:font-family-asian="'Liberation Serif'" style:font-family-complex="'Liberation Serif'" fo:background-color="transparent" fo:color="#000000"/>
    </style:style>
    <style:style style:name="T175" style:family="text">
      <style:text-properties fo:font-size="15.00pt" fo:font-weight="bold" fo:font-family="'Liberation Serif'" style:font-family-asian="'Liberation Serif'" style:font-family-complex="'Liberation Serif'" fo:background-color="transparent" fo:color="#000000"/>
    </style:style>
    <style:style style:name="T176" style:family="text">
      <style:text-properties fo:font-size="15.00pt" fo:font-weight="normal" fo:font-family="'Liberation Serif'" style:font-family-asian="'Liberation Serif'" style:font-family-complex="'Liberation Serif'" fo:background-color="transparent" fo:color="#333333"/>
    </style:style>
    <style:style style:name="T177" style:family="text">
      <style:text-properties fo:font-size="15.00pt" fo:font-weight="normal" fo:font-family="'Liberation Serif'" style:font-family-asian="'Liberation Serif'" style:font-family-complex="'Liberation Serif'" fo:background-color="transparent" fo:color="#1c1c1c"/>
    </style:style>
    <style:style style:name="T178" style:family="text">
      <style:text-properties fo:font-size="15.00pt" fo:font-weight="bold" fo:font-family="'Liberation Serif'" style:font-family-asian="'Liberation Serif'" style:font-family-complex="'Liberation Serif'" fo:background-color="transparent" fo:color="#000000"/>
    </style:style>
    <style:style style:name="T179" style:family="text">
      <style:text-properties fo:font-size="12.00pt" fo:font-weight="normal" fo:font-family="'Liberation Serif'" style:font-family-asian="'Liberation Serif'" style:font-family-complex="'Liberation Serif'" fo:background-color="transparent" fo:color="#000000"/>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0.50pt" fo:font-weight="normal" fo:font-family="Consolas" style:font-family-asian="Consolas" style:font-family-complex="Consolas" fo:background-color="#1e1e1e" fo:color="#569cd6"/>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5.00pt" fo:font-weight="bold" fo:font-family="'Liberation Serif'" style:font-family-asian="'Liberation Serif'" style:font-family-complex="'Liberation Serif'" fo:background-color="transparent" fo:color="#000000"/>
    </style:style>
    <style:style style:name="T184" style:family="text">
      <style:text-properties fo:font-size="12.00pt" fo:font-weight="normal" fo:font-family="'Liberation Serif'" style:font-family-asian="'Liberation Serif'" style:font-family-complex="'Liberation Serif'" fo:background-color="transparent" fo:color="#000000"/>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24.00pt" fo:font-weight="bold" fo:font-family="'Liberation Serif'" style:font-family-asian="'Liberation Serif'" style:font-family-complex="'Liberation Serif'" fo:background-color="transparent" fo:color="#c9211e"/>
    </style:style>
    <style:style style:name="T187" style:family="text">
      <style:text-properties fo:font-size="24.00pt" fo:font-weight="bold" fo:font-family="'Liberation Serif'" style:font-family-asian="'Liberation Serif'" style:font-family-complex="'Liberation Serif'" fo:background-color="transparent" fo:color="#000000"/>
    </style:style>
    <style:style style:name="T188" style:family="text">
      <style:text-properties fo:font-size="24.00pt" fo:font-weight="bold" fo:font-family="'Liberation Serif'" style:font-family-asian="'Liberation Serif'" style:font-family-complex="'Liberation Serif'" fo:background-color="transparent" fo:color="#000000"/>
    </style:style>
    <style:style style:name="T189" style:family="text">
      <style:text-properties fo:font-size="24.00pt" fo:font-weight="bold" fo:font-family="'Liberation Serif'" style:font-family-asian="'Liberation Serif'" style:font-family-complex="'Liberation Serif'" fo:background-color="transparent" fo:color="#000000"/>
    </style:style>
    <style:style style:name="T190" style:family="text">
      <style:text-properties fo:font-size="15.00pt" fo:font-weight="bold" fo:font-family="'Liberation Serif'" style:font-family-asian="'Liberation Serif'" style:font-family-complex="'Liberation Serif'" fo:background-color="transparent" fo:color="#000000"/>
    </style:style>
    <style:style style:name="T191" style:family="text">
      <style:text-properties fo:font-size="15.00pt" fo:font-weight="normal" fo:font-family="'Liberation Serif'" style:font-family-asian="'Liberation Serif'" style:font-family-complex="'Liberation Serif'" fo:background-color="transparent" fo:color="#000000"/>
    </style:style>
    <style:style style:name="T192" style:family="text">
      <style:text-properties fo:font-size="15.00pt" fo:font-weight="bold" fo:font-family="'Liberation Serif'" style:font-family-asian="'Liberation Serif'" style:font-family-complex="'Liberation Serif'" fo:background-color="transparent" fo:color="#ffc000"/>
    </style:style>
    <style:style style:name="T193" style:family="text">
      <style:text-properties fo:font-size="15.00pt" fo:font-weight="bold" fo:font-family="'Liberation Serif'" style:font-family-asian="'Liberation Serif'" style:font-family-complex="'Liberation Serif'" fo:background-color="transparent" fo:color="#000000"/>
    </style:style>
    <style:style style:name="T194" style:family="text">
      <style:text-properties fo:font-size="15.00pt" fo:font-weight="normal" fo:font-family="'Liberation Serif'" style:font-family-asian="'Liberation Serif'" style:font-family-complex="'Liberation Serif'" fo:background-color="transparent" fo:color="#000000"/>
    </style:style>
    <style:style style:name="T195" style:family="text">
      <style:text-properties fo:font-size="15.00pt" fo:font-weight="bold" fo:font-family="'Liberation Serif'" style:font-family-asian="'Liberation Serif'" style:font-family-complex="'Liberation Serif'" fo:background-color="transparent" fo:color="#000000"/>
    </style:style>
    <style:style style:name="T196" style:family="text">
      <style:text-properties fo:font-size="15.00pt" fo:font-weight="normal" fo:font-family="'Liberation Serif'" style:font-family-asian="'Liberation Serif'" style:font-family-complex="'Liberation Serif'" fo:background-color="transparent" fo:color="#333333"/>
    </style:style>
    <style:style style:name="T197" style:family="text">
      <style:text-properties fo:font-size="15.00pt" fo:font-weight="normal" fo:font-family="'Liberation Serif'" style:font-family-asian="'Liberation Serif'" style:font-family-complex="'Liberation Serif'" fo:background-color="transparent" fo:color="#1c1c1c"/>
    </style:style>
    <style:style style:name="T198" style:family="text">
      <style:text-properties fo:font-size="15.00pt" fo:font-weight="bold" fo:font-family="'Liberation Serif'" style:font-family-asian="'Liberation Serif'" style:font-family-complex="'Liberation Serif'" fo:background-color="transparent" fo:color="#000000"/>
    </style:style>
    <style:style style:name="T199" style:family="text">
      <style:text-properties fo:font-size="13.00pt" fo:font-weight="normal" fo:font-family="'Liberation Serif'" style:font-family-asian="'Liberation Serif'" style:font-family-complex="'Liberation Serif'"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0.50pt" fo:font-weight="normal" fo:font-family="Consolas" style:font-family-asian="Consolas" style:font-family-complex="Consolas" fo:background-color="#1e1e1e" fo:color="#569cd6"/>
    </style:style>
    <style:style style:name="T202" style:family="text">
      <style:text-properties fo:font-size="10.50pt" fo:font-weight="normal" fo:font-family="Consolas" style:font-family-asian="Consolas" style:font-family-complex="Consolas" fo:background-color="#1e1e1e" fo:color="#d4d4d4"/>
    </style:style>
    <style:style style:name="T203" style:family="text">
      <style:text-properties fo:font-size="10.50pt" fo:font-weight="normal" fo:font-family="Consolas" style:font-family-asian="Consolas" style:font-family-complex="Consolas" fo:background-color="#1e1e1e" fo:color="#569cd6"/>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24.00pt" fo:font-weight="bold" fo:font-family="'Liberation Serif'" style:font-family-asian="'Liberation Serif'" style:font-family-complex="'Liberation Serif'" fo:background-color="transparent" fo:color="#c9211e"/>
    </style:style>
    <style:style style:name="T206" style:family="text">
      <style:text-properties fo:font-size="24.00pt" fo:font-weight="bold" fo:font-family="'Liberation Serif'" style:font-family-asian="'Liberation Serif'" style:font-family-complex="'Liberation Serif'" fo:background-color="transparent" fo:color="#000000"/>
    </style:style>
    <style:style style:name="T207" style:family="text">
      <style:text-properties fo:font-size="24.00pt" fo:font-weight="bold" fo:font-family="'Liberation Serif'" style:font-family-asian="'Liberation Serif'" style:font-family-complex="'Liberation Serif'" fo:background-color="transparent" fo:color="#000000"/>
    </style:style>
    <style:style style:name="T208" style:family="text">
      <style:text-properties fo:font-size="24.00pt" fo:font-weight="bold" fo:font-family="'Liberation Serif'" style:font-family-asian="'Liberation Serif'" style:font-family-complex="'Liberation Serif'" fo:background-color="transparent" fo:color="#000000"/>
    </style:style>
    <style:style style:name="T209" style:family="text">
      <style:text-properties fo:font-size="15.00pt" fo:font-weight="bold" fo:font-family="'Liberation Serif'" style:font-family-asian="'Liberation Serif'" style:font-family-complex="'Liberation Serif'" fo:background-color="transparent" fo:color="#000000"/>
    </style:style>
    <style:style style:name="T210" style:family="text">
      <style:text-properties fo:font-size="15.00pt" fo:font-weight="normal" fo:font-family="'Liberation Serif'" style:font-family-asian="'Liberation Serif'" style:font-family-complex="'Liberation Serif'" fo:background-color="transparent" fo:color="#000000"/>
    </style:style>
    <style:style style:name="T211" style:family="text">
      <style:text-properties fo:font-size="15.00pt" fo:font-weight="bold" fo:font-family="'Liberation Serif'" style:font-family-asian="'Liberation Serif'" style:font-family-complex="'Liberation Serif'" fo:background-color="transparent" fo:color="#ffc000"/>
    </style:style>
    <style:style style:name="T212" style:family="text">
      <style:text-properties fo:font-size="15.00pt" fo:font-weight="bold" fo:font-family="'Liberation Serif'" style:font-family-asian="'Liberation Serif'" style:font-family-complex="'Liberation Serif'" fo:background-color="transparent" fo:color="#000000"/>
    </style:style>
    <style:style style:name="T213" style:family="text">
      <style:text-properties fo:font-size="15.00pt" fo:font-weight="normal" fo:font-family="'Liberation Serif'" style:font-family-asian="'Liberation Serif'" style:font-family-complex="'Liberation Serif'" fo:background-color="transparent" fo:color="#333333"/>
    </style:style>
    <style:style style:name="T214" style:family="text">
      <style:text-properties fo:font-size="15.00pt" fo:font-weight="normal" fo:font-family="'Liberation Serif'" style:font-family-asian="'Liberation Serif'" style:font-family-complex="'Liberation Serif'" fo:background-color="transparent" fo:color="#1c1c1c"/>
    </style:style>
    <style:style style:name="T215" style:family="text">
      <style:text-properties fo:font-size="15.00pt" fo:font-weight="bold" fo:font-family="'Liberation Serif'" style:font-family-asian="'Liberation Serif'" style:font-family-complex="'Liberation Serif'" fo:background-color="transparent" fo:color="#000000"/>
    </style:style>
    <style:style style:name="T216" style:family="text">
      <style:text-properties fo:font-size="13.00pt" fo:font-weight="normal" fo:font-family="'Liberation Serif'" style:font-family-asian="'Liberation Serif'" style:font-family-complex="'Liberation Serif'" fo:background-color="transparent" fo:color="#000000"/>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0.50pt" fo:font-weight="normal" fo:font-family="Consolas" style:font-family-asian="Consolas" style:font-family-complex="Consolas" fo:background-color="#1e1e1e" fo:color="#569cd6"/>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5.00pt" fo:font-weight="bold" fo:font-family="'Liberation Serif'" style:font-family-asian="'Liberation Serif'" style:font-family-complex="'Liberation Serif'" fo:background-color="transparent" fo:color="#000000"/>
    </style:style>
    <style:style style:name="T221" style:family="text">
      <style:text-properties fo:font-size="13.00pt" fo:font-weight="normal" fo:font-family="'Liberation Serif'" style:font-family-asian="'Liberation Serif'" style:font-family-complex="'Liberation Serif'"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24.00pt" fo:font-weight="bold" fo:font-family="'Liberation Serif'" style:font-family-asian="'Liberation Serif'" style:font-family-complex="'Liberation Serif'" fo:background-color="transparent" fo:color="#c9211e"/>
    </style:style>
    <style:style style:name="T224" style:family="text">
      <style:text-properties fo:font-size="24.00pt" fo:font-weight="bold" fo:font-family="'Liberation Serif'" style:font-family-asian="'Liberation Serif'" style:font-family-complex="'Liberation Serif'" fo:background-color="transparent" fo:color="#000000"/>
    </style:style>
    <style:style style:name="T225" style:family="text">
      <style:text-properties fo:font-size="24.00pt" fo:font-weight="bold" fo:font-family="'Liberation Serif'" style:font-family-asian="'Liberation Serif'" style:font-family-complex="'Liberation Serif'" fo:background-color="transparent" fo:color="#000000"/>
    </style:style>
    <style:style style:name="T226" style:family="text">
      <style:text-properties fo:font-size="24.00pt" fo:font-weight="bold" fo:font-family="'Liberation Serif'" style:font-family-asian="'Liberation Serif'" style:font-family-complex="'Liberation Serif'" fo:background-color="transparent" fo:color="#000000"/>
    </style:style>
    <style:style style:name="T227" style:family="text">
      <style:text-properties fo:font-size="15.00pt" fo:font-weight="bold" fo:font-family="'Liberation Serif'" style:font-family-asian="'Liberation Serif'" style:font-family-complex="'Liberation Serif'" fo:background-color="transparent" fo:color="#000000"/>
    </style:style>
    <style:style style:name="T228" style:family="text">
      <style:text-properties fo:font-size="15.00pt" fo:font-weight="normal" fo:font-family="'Liberation Serif'" style:font-family-asian="'Liberation Serif'" style:font-family-complex="'Liberation Serif'" fo:background-color="transparent" fo:color="#000000"/>
    </style:style>
    <style:style style:name="T229" style:family="text">
      <style:text-properties fo:font-size="15.00pt" fo:font-weight="bold" fo:font-family="'Liberation Serif'" style:font-family-asian="'Liberation Serif'" style:font-family-complex="'Liberation Serif'" fo:background-color="transparent" fo:color="#ffc000"/>
    </style:style>
    <style:style style:name="T230" style:family="text">
      <style:text-properties fo:font-size="15.00pt" fo:font-weight="bold" fo:font-family="'Liberation Serif'" style:font-family-asian="'Liberation Serif'" style:font-family-complex="'Liberation Serif'" fo:background-color="transparent" fo:color="#000000"/>
    </style:style>
    <style:style style:name="T231" style:family="text">
      <style:text-properties fo:font-size="15.00pt" fo:font-weight="normal" fo:font-family="'Liberation Serif'" style:font-family-asian="'Liberation Serif'" style:font-family-complex="'Liberation Serif'" fo:background-color="transparent" fo:color="#333333"/>
    </style:style>
    <style:style style:name="T232" style:family="text">
      <style:text-properties fo:font-size="15.00pt" fo:font-weight="normal" fo:font-family="'Liberation Serif'" style:font-family-asian="'Liberation Serif'" style:font-family-complex="'Liberation Serif'" fo:background-color="transparent" fo:color="#1c1c1c"/>
    </style:style>
    <style:style style:name="T233" style:family="text">
      <style:text-properties fo:font-size="15.00pt" fo:font-weight="bold" fo:font-family="'Liberation Serif'" style:font-family-asian="'Liberation Serif'" style:font-family-complex="'Liberation Serif'" fo:background-color="transparent" fo:color="#1c1c1c"/>
    </style:style>
    <style:style style:name="T234" style:family="text">
      <style:text-properties fo:font-size="15.00pt" fo:font-weight="normal" fo:font-family="'Liberation Serif'" style:font-family-asian="'Liberation Serif'" style:font-family-complex="'Liberation Serif'" fo:background-color="transparent" fo:color="#1c1c1c"/>
    </style:style>
    <style:style style:name="T235" style:family="text">
      <style:text-properties fo:font-size="15.00pt" fo:font-weight="bold" fo:font-family="'Liberation Serif'" style:font-family-asian="'Liberation Serif'" style:font-family-complex="'Liberation Serif'" fo:background-color="transparent" fo:color="#000000"/>
    </style:style>
    <style:style style:name="T236" style:family="text">
      <style:text-properties fo:font-size="10.50pt" fo:font-weight="normal" fo:font-family="Consolas" style:font-family-asian="Consolas" style:font-family-complex="Consolas" fo:background-color="#1e1e1e" fo:color="#569cd6"/>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5.00pt" fo:font-weight="bold" fo:font-family="'Liberation Serif'" style:font-family-asian="'Liberation Serif'" style:font-family-complex="'Liberation Serif'" fo:background-color="transparent" fo:color="#000000"/>
    </style:style>
    <style:style style:name="T239" style:family="text">
      <style:text-properties fo:font-size="13.00pt" fo:font-weight="normal" fo:font-family="'Liberation Serif'" style:font-family-asian="'Liberation Serif'" style:font-family-complex="'Liberation Serif'" fo:background-color="transparent" fo:color="#000000"/>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24.00pt" fo:font-weight="bold" fo:font-family="'Liberation Serif'" style:font-family-asian="'Liberation Serif'" style:font-family-complex="'Liberation Serif'" fo:background-color="transparent" fo:color="#c9211e"/>
    </style:style>
    <style:style style:name="T242" style:family="text">
      <style:text-properties fo:font-size="15.00pt" fo:font-weight="bold" fo:font-family="'Liberation Serif'" style:font-family-asian="'Liberation Serif'" style:font-family-complex="'Liberation Serif'" fo:background-color="transparent" fo:color="#000000"/>
    </style:style>
    <style:style style:name="T243" style:family="text">
      <style:text-properties fo:font-size="15.00pt" fo:font-weight="normal" fo:font-family="'Liberation Serif'" style:font-family-asian="'Liberation Serif'" style:font-family-complex="'Liberation Serif'" fo:background-color="transparent" fo:color="#000000"/>
    </style:style>
    <style:style style:name="T244" style:family="text">
      <style:text-properties fo:font-size="15.00pt" fo:font-weight="bold" fo:font-family="'Liberation Serif'" style:font-family-asian="'Liberation Serif'" style:font-family-complex="'Liberation Serif'" fo:background-color="transparent" fo:color="#5b9bd5"/>
    </style:style>
    <style:style style:name="T245" style:family="text">
      <style:text-properties fo:font-size="15.00pt" fo:font-weight="bold" fo:font-family="'Liberation Serif'" style:font-family-asian="'Liberation Serif'" style:font-family-complex="'Liberation Serif'" fo:background-color="transparent" fo:color="#000000"/>
    </style:style>
    <style:style style:name="T246" style:family="text">
      <style:text-properties fo:font-size="15.00pt" fo:font-weight="normal" fo:font-family="'Liberation Serif'" style:font-family-asian="'Liberation Serif'" style:font-family-complex="'Liberation Serif'" fo:background-color="transparent" fo:color="#000000"/>
    </style:style>
    <style:style style:name="T247" style:family="text">
      <style:text-properties fo:font-size="15.00pt" fo:font-weight="bold" fo:font-family="'Liberation Serif'" style:font-family-asian="'Liberation Serif'" style:font-family-complex="'Liberation Serif'" fo:background-color="transparent" fo:color="#000000"/>
    </style:style>
    <style:style style:name="T248" style:family="text">
      <style:text-properties fo:font-size="15.00pt" fo:font-weight="normal" fo:font-family="'Liberation Serif'" style:font-family-asian="'Liberation Serif'" style:font-family-complex="'Liberation Serif'" fo:background-color="transparent" fo:color="#333333"/>
    </style:style>
    <style:style style:name="T249" style:family="text">
      <style:text-properties fo:font-size="15.00pt" fo:font-weight="normal" fo:font-family="'Liberation Serif'" style:font-family-asian="'Liberation Serif'" style:font-family-complex="'Liberation Serif'" fo:background-color="transparent" fo:color="#1c1c1c"/>
    </style:style>
    <style:style style:name="T250" style:family="text">
      <style:text-properties fo:font-size="15.00pt" fo:font-weight="bold" fo:font-family="'Liberation Serif'" style:font-family-asian="'Liberation Serif'" style:font-family-complex="'Liberation Serif'" fo:background-color="transparent" fo:color="#000000"/>
    </style:style>
    <style:style style:name="T251" style:family="text">
      <style:text-properties fo:font-size="12.00pt" fo:font-weight="normal" fo:font-family="'Liberation Serif'" style:font-family-asian="'Liberation Serif'" style:font-family-complex="'Liberation Serif'" fo:background-color="transparent" style:use-window-font-color="true"/>
    </style:style>
    <style:style style:name="T252" style:family="text">
      <style:text-properties fo:font-size="11.50pt" fo:font-weight="normal" fo:font-family="Consolas" style:font-family-asian="Consolas" style:font-family-complex="Consolas" fo:background-color="#1e1e1e" fo:color="#569cd6"/>
    </style:style>
    <style:style style:name="T253" style:family="text">
      <style:text-properties fo:font-size="11.50pt" fo:font-weight="normal" fo:font-family="Consolas" style:font-family-asian="Consolas" style:font-family-complex="Consolas" fo:background-color="#1e1e1e" fo:color="#d4d4d4"/>
    </style:style>
    <style:style style:name="T254" style:family="text">
      <style:text-properties fo:font-size="11.50pt" fo:font-weight="normal" fo:font-family="Consolas" style:font-family-asian="Consolas" style:font-family-complex="Consolas" fo:background-color="#1e1e1e" fo:color="#569cd6"/>
    </style:style>
    <style:style style:name="T255" style:family="text">
      <style:text-properties fo:font-size="11.50pt" fo:font-weight="normal" fo:font-family="Consolas" style:font-family-asian="Consolas" style:font-family-complex="Consolas" fo:background-color="#1e1e1e" fo:color="#d4d4d4"/>
    </style:style>
    <style:style style:name="T256" style:family="text">
      <style:text-properties fo:font-size="10.50pt" fo:font-weight="normal" fo:font-family="Consolas" style:font-family-asian="Consolas" style:font-family-complex="Consolas" fo:background-color="#1e1e1e" fo:color="#d4d4d4"/>
    </style:style>
    <style:style style:name="T25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bottom="7.00pt"/>
    </style:style>
    <style:style style:name="P3" style:family="paragraph">
      <style:paragraph-properties fo:line-height="100.00%" fo:text-align="left"/>
    </style:style>
    <style:style style:name="P4" style:family="paragraph">
      <style:paragraph-properties fo:line-height="115.00%" fo:text-align="left" fo:margin-bottom="7.00pt"/>
    </style:style>
    <text:list-style style:name="L5">
      <text:list-level-style-bullet text:level="1" text:bullet-char="•">
        <style:list-level-properties text:space-before="21.30pt" text:min-label-width="18.00pt"/>
        <style:text-properties fo:font-family="Symbol"/>
      </text:list-level-style-bullet>
    </text:list-style>
    <style:style style:name="P5" style:family="paragraph">
      <style:paragraph-properties fo:line-height="115.00%" fo:text-align="left" fo:margin-left="-3.85pt" fo:text-indent="3.85pt"/>
    </style:style>
    <style:style style:name="P6" style:family="paragraph">
      <style:paragraph-properties fo:line-height="115.00%" fo:text-align="left" fo:margin-left="-3.85pt" fo:text-indent="3.85pt" fo:margin-bottom="7.00pt"/>
    </style:style>
    <style:style style:name="P7" style:family="paragraph">
      <style:paragraph-properties fo:line-height="115.00%" fo:text-align="left" fo:margin-bottom="7.00pt"/>
    </style:style>
    <style:style style:name="P8" style:family="paragraph">
      <style:paragraph-properties fo:line-height="115.00%" fo:text-align="left" fo:margin-bottom="7.00pt"/>
    </style:style>
    <style:style style:name="P9" style:family="paragraph">
      <style:paragraph-properties fo:line-height="100.00%" fo:text-align="left"/>
    </style:style>
    <style:style style:name="P10" style:family="paragraph">
      <style:paragraph-properties fo:line-height="115.00%" fo:text-align="left" fo:margin-bottom="7.00p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15.00%" fo:text-align="left" fo:margin-bottom="7.00pt"/>
    </style: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style:style>
    <style:style style:name="P19" style:family="paragraph">
      <style:paragraph-properties fo:line-height="115.00%" fo:text-align="left" fo:margin-bottom="7.00pt"/>
    </style:style>
    <style:style style:name="P20" style:family="paragraph">
      <style:paragraph-properties fo:line-height="100.00%" fo:text-align="left"/>
    </style:style>
  </office:automatic-styles>
  <office:body>
    <office:text>
      <text:p text:style-name="P1"><text:span text:style-name="T1">Audit Report for<text:s/></text:span><text:span text:style-name="T2">NeiroGrok</text:span></text:p>
      <text:p text:style-name="P1"><text:span text:style-name="T3">Date: 20 October 2024</text:span></text:p>
      <text:p text:style-name="P1"><text:span text:style-name="T3">Audit result:<text:s/></text:span><text:span text:style-name="T4">High-risk major flag.</text:span></text:p>
      <text:p text:style-name="P1"><text:span text:style-name="T5"/></text:p>
      <text:p text:style-name="P1"><text:span text:style-name="T5"/></text:p>
      <text:p text:style-name="P1"><text:span text:style-name="T6">Token Address:</text:span><text:span text:style-name="T7"><text:s/>0x4756FE6422D372Cb46e71D7Aa6849BaD6DA62f16</text:span></text:p>
      <text:p text:style-name="P1"><text:span text:style-name="T8"/></text:p>
      <text:p text:style-name="P1"><text:span text:style-name="T9">Name:<text:s/></text:span><text:span text:style-name="T10">NeiroGrok </text:span></text:p>
      <text:p text:style-name="P1"><text:span text:style-name="T11"/></text:p>
      <text:p text:style-name="P1"><text:span text:style-name="T12">Symbol:</text:span><text:span text:style-name="T13"><text:s/>NeiroGrok </text:span></text:p>
      <text:p text:style-name="P1"><text:span text:style-name="T14"/></text:p>
      <text:p text:style-name="P1"><text:span text:style-name="T15">Decimals</text:span><text:span text:style-name="T16">: 9</text:span></text:p>
      <text:p text:style-name="P1"><text:span text:style-name="T17"/></text:p>
      <text:p text:style-name="P1"><text:span text:style-name="T18">Network:</text:span><text:span text:style-name="T19"><text:s/>Binance Smart Chain</text:span></text:p>
      <text:p text:style-name="P1"><text:span text:style-name="T20"/></text:p>
      <text:p text:style-name="P1"><text:span text:style-name="T21">Token Type</text:span><text:span text:style-name="T22">: BEP-20</text:span></text:p>
      <text:p text:style-name="P1"><text:span text:style-name="T23"/></text:p>
      <text:p text:style-name="P1"><text:span text:style-name="T24">Owner</text:span><text:span text:style-name="T25">: 0x20A6F64a56b2a14c0B1FFa5Be4F8F7D014EAfBa4</text:span></text:p>
      <text:p text:style-name="P1"><text:span text:style-name="T26"/></text:p>
      <text:p text:style-name="P1"><text:span text:style-name="T27">Deployer:<text:s/></text:span><text:span text:style-name="T28">0x20A6F64a56b2a14c0B1FFa5Be4F8F7D014EAfBa4</text:span></text:p>
      <text:p text:style-name="P1"><text:span text:style-name="T29"/></text:p>
      <text:p text:style-name="P1"><text:span text:style-name="T30">Token Supply:<text:s/></text:span><text:span text:style-name="T31">420000000000000000</text:span></text:p>
      <text:p text:style-name="P1"><text:span text:style-name="T32"/></text:p>
      <text:p text:style-name="P1"><text:span text:style-name="T33">Checksum:<text:s/></text:span><text:span text:style-name="T34">BEde641126e217b2b455d49e77fc41h23</text:span></text:p>
      <text:p text:style-name="P1"><text:span text:style-name="T35"/></text:p>
      <text:p text:style-name="P1"><text:span text:style-name="T36">Testnet: </text:span></text:p>
      <text:p text:style-name="P1"><text:a xlink:href="https://testnet.bscscan.com/address/0x0cdb77de16b144d62a902e7feee9cc3c18df4b01#code"><text:span text:style-name="T37">https://testnet.bscscan.com/address/0x0cdb77de16b144d62a902e7feee9cc3c18df4b01#code</text:span></text:a><text:span text:style-name="T38"/></text:p>
      <text:p text:style-name="P1"><text:span text:style-name="T39"/></text:p>
      <text:p text:style-name="P2"><text:span text:style-name="T40">Token Overview:</text:span></text:p>
      <text:p text:style-name="P2"><text:span text:style-name="T40">Buy Fee:<text:s/></text:span><text:span text:style-name="T41">50-100%</text:span></text:p>
      <text:p text:style-name="P2"><text:span text:style-name="T42">Sell Fee:<text:s/></text:span><text:span text:style-name="T43">50-100%</text:span></text:p>
      <text:p text:style-name="P2"><text:span text:style-name="T44">Transfer Fee:<text:s/></text:span><text:span text:style-name="T45">0-0%</text:span></text:p>
      <text:p text:style-name="P2"><text:span text:style-name="T46">Fee Privilege:<text:s/></text:span><text:span text:style-name="T47">Owner</text:span></text:p>
      <text:p text:style-name="P2"><text:span text:style-name="T48">Ownership:<text:s/></text:span><text:span text:style-name="T49">Owned</text:span></text:p>
      <text:p text:style-name="P2"><text:span text:style-name="T50">Minting:<text:s/></text:span><text:span text:style-name="T51">None</text:span></text:p>
      <text:p text:style-name="P2"><text:span text:style-name="T52">Max Tx:<text:s/></text:span><text:span text:style-name="T53">No</text:span></text:p>
      <text:p text:style-name="P2"><text:span text:style-name="T54">Blacklist:<text:s/></text:span><text:span text:style-name="T55">No</text:span></text:p>
      <text:p text:style-name="P3"><text:span text:style-name="T56"/></text:p>
      <text:p text:style-name="P3"><text:span text:style-name="T57">Inheritance Tree</text:span><text:span text:style-name="T58"/></text:p>
      <text:p text:style-name="P3"><draw:frame text:anchor-type="as-char" svg:width="152.40mm" svg:height="49.04mm" style:rel-width="scale" style:rel-height="scale"><draw:object-ole xlink:href="OleObj1"/><draw:image xlink:href="ObjectReplacements/OleObj1"/></draw:frame><text:span text:style-name="T58"/></text:p>
      <text:p text:style-name="P3"><text:span text:style-name="T58"/></text:p>
      <text:p text:style-name="P3"><text:span text:style-name="T58"/></text:p>
      <text:p text:style-name="P3"><text:span text:style-name="T58"/></text:p>
      <text:p text:style-name="P3"><text:span text:style-name="T59">Static Analysis</text:span></text:p>
      <text:p text:style-name="P3"><text:span text:style-name="T60">A static analysis of the code was performed using Slither. No issues were found.</text:span></text:p>
      <text:p text:style-name="P3"><draw:frame text:anchor-type="as-char" svg:width="152.40mm" svg:height="20.11mm" style:rel-width="scale" style:rel-height="scale"><draw:object-ole xlink:href="OleObj2"/><draw:image xlink:href="ObjectReplacements/OleObj2"/></draw:frame><text:span text:style-name="T61"/></text:p>
      <text:p text:style-name="P3"><text:span text:style-name="T61"/></text:p>
      <text:p text:style-name="P3"><draw:frame text:anchor-type="as-char" svg:width="152.40mm" svg:height="54.50mm" style:rel-width="scale" style:rel-height="scale"><draw:object-ole xlink:href="OleObj3"/><draw:image xlink:href="ObjectReplacements/OleObj3"/></draw:frame><text:span text:style-name="T61"/></text:p>
      <text:p text:style-name="P3"><draw:frame text:anchor-type="as-char" svg:width="152.40mm" svg:height="27.87mm" style:rel-width="scale" style:rel-height="scale"><draw:object-ole xlink:href="OleObj4"/><draw:image xlink:href="ObjectReplacements/OleObj4"/></draw:frame><text:span text:style-name="T61"/></text:p>
      <text:p text:style-name="P3"><text:span text:style-name="T61"/></text:p>
      <text:p text:style-name="P3"><text:span text:style-name="T61"/></text:p>
      <text:p text:style-name="P3"><text:span text:style-name="T61"/></text:p>
      <text:p text:style-name="P3"><text:span text:style-name="T61"/></text:p>
      <text:p text:style-name="P3"><text:span text:style-name="T61"/></text:p>
      <text:p text:style-name="P3"><text:span text:style-name="T61"/></text:p>
      <text:p text:style-name="P3"><text:span text:style-name="T61"/></text:p>
      <text:p text:style-name="P3"><text:span text:style-name="T61"/></text:p>
      <text:p text:style-name="P3"><text:span text:style-name="T61"/></text:p>
      <text:p text:style-name="P3"><text:span text:style-name="T61"/></text:p>
      <text:p text:style-name="P3"><text:span text:style-name="T61"/></text:p>
      <text:p text:style-name="P3"><text:span text:style-name="T61"/></text:p>
      <text:p text:style-name="P3"><text:span text:style-name="T61"/></text:p>
      <text:p text:style-name="P3"><text:span text:style-name="T62">Functional Tests</text:span></text:p>
      <text:p text:style-name="P3"><text:span text:style-name="T63">Router (PCS V2):</text:span></text:p>
      <text:p text:style-name="P3"><text:span text:style-name="T64"/></text:p>
      <text:p text:style-name="P3"><text:span text:style-name="T65">1- Set Buy Fee<text:s/></text:span><text:span text:style-name="T66">(passed):</text:span></text:p>
      <text:p text:style-name="P3"><text:a xlink:href="https://testnet.bscscan.com/tx/0x38eee7233e8c3ec58a5d0854089440ccf991c181f24fb225c50742552a2e2407"><text:span text:style-name="T67">https://testnet.bscscan.com/tx/0x38eee7233e8c3ec58a5d0854089440ccf991c181f24fb225c50742552a2e2407</text:span></text:a><text:span text:style-name="T68"/></text:p>
      <text:p text:style-name="P3"><text:span text:style-name="T69"/></text:p>
      <text:p text:style-name="P3"><text:span text:style-name="T70">2- Set Sell Fee<text:s/></text:span><text:span text:style-name="T71">(passed):</text:span></text:p>
      <text:p text:style-name="P3"><text:a xlink:href="https://testnet.bscscan.com/tx/0xc3c4dfce55a7e9205491758a5f0747fd658299f5428ff5e6d0e02637827bf394"><text:span text:style-name="T72">https://testnet.bscscan.com/tx/0xc3c4dfce55a7e9205491758a5f0747fd658299f5428ff5e6d0e02637827bf394</text:span></text:a><text:span text:style-name="T73"/></text:p>
      <text:p text:style-name="P3"><text:span text:style-name="T74"/></text:p>
      <text:p text:style-name="P3"><text:span text:style-name="T75">3- Launch<text:s/></text:span><text:span text:style-name="T76">(passed):</text:span></text:p>
      <text:p text:style-name="P3"><text:a xlink:href="https://testnet.bscscan.com/tx/0x947d3b1507a1dd0a5c3e6cca771b5f0095cea7d4a0656add9436cdd8af8d81a3"><text:span text:style-name="T77">https://testnet.bscscan.com/tx/0x947d3b1507a1dd0a5c3e6cca771b5f0095cea7d4a0656add9436cdd8af8d81a3</text:span></text:a><text:span text:style-name="T78"/></text:p>
      <text:p text:style-name="P3"><text:span text:style-name="T79"/></text:p>
      <text:p text:style-name="P3"><text:span text:style-name="T80">4- Set Fund Address<text:s/></text:span><text:span text:style-name="T81">(passed):</text:span></text:p>
      <text:p text:style-name="P3"><text:a xlink:href="https://testnet.bscscan.com/tx/0xa99336e048cee26189ca5ca29c34815efb5eb2b3d12c11525fa6dcd711a9f11c"><text:span text:style-name="T82">https://testnet.bscscan.com/tx/0xa99336e048cee26189ca5ca29c34815efb5eb2b3d12c11525fa6dcd711a9f11c</text:span></text:a><text:span text:style-name="T83"/></text:p>
      <text:p text:style-name="P3"><text:span text:style-name="T84"/></text:p>
      <text:p text:style-name="P3"><text:span text:style-name="T84"/></text:p>
      <text:p text:style-name="P3"><text:span text:style-name="T85">Ownership Privileges:</text:span></text:p>
      <text:p text:style-name="P3"><text:span text:style-name="T86">- The owner can transfer ownership.</text:span></text:p>
      <text:p text:style-name="P3"><text:span text:style-name="T86">- The owner can renounce ownership.</text:span></text:p>
      <text:p text:style-name="P3"><text:span text:style-name="T86">- The owner can set the fund address.</text:span></text:p>
      <text:p text:style-name="P3"><text:span text:style-name="T86">- The owner can set the Buy and Sell fee to more than 100%.</text:span></text:p>
      <text:p text:style-name="P3"><text:span text:style-name="T86">- The owner can start trading.</text:span></text:p>
      <text:p text:style-name="P3"><text:span text:style-name="T86">- The owner whitelist addresses.</text:span></text:p>
      <text:p text:style-name="P3"><text:span text:style-name="T86">- The owner can enable airdrop.<text:line-break/>- The owner can set a swap pair list address.</text:span><text:span text:style-name="T87"/></text:p>
      <text:p text:style-name="P3"><text:span text:style-name="T87"/></text:p>
      <text:p text:style-name="P3"><text:span text:style-name="T88">Findings:</text:span></text:p>
      <text:p text:style-name="P3"><text:span text:style-name="T88">Critical</text:span><text:span text:style-name="T89">: 0</text:span></text:p>
      <text:p text:style-name="P3"><text:span text:style-name="T90">High</text:span><text:span text:style-name="T91">: 2</text:span></text:p>
      <text:p text:style-name="P3"><text:span text:style-name="T92">Medium</text:span><text:span text:style-name="T93">: 2</text:span></text:p>
      <text:p text:style-name="P3"><text:span text:style-name="T94">Low</text:span><text:span text:style-name="T95">: 3</text:span></text:p>
      <text:p text:style-name="P3"><text:span text:style-name="T96">Informational</text:span><text:span text:style-name="T97"><text:s/></text:span><text:span text:style-name="T98">&amp;</text:span><text:span text:style-name="T99"><text:s/></text:span><text:span text:style-name="T100">Optimizations</text:span><text:span text:style-name="T101">: 1</text:span></text:p>
      <text:p text:style-name="P3"><text:span text:style-name="T101"/></text:p>
      <text:p text:style-name="P3"><text:span text:style-name="T101"/></text:p>
      <text:p text:style-name="P3"><text:span text:style-name="T102">Centralization</text:span><text:span text:style-name="T103"><text:s/></text:span><text:span text:style-name="T104">–</text:span><text:span text:style-name="T105"><text:s/>Enabling Trades</text:span></text:p>
      <text:p text:style-name="P3"><text:span text:style-name="T106">Severity</text:span><text:span text:style-name="T107">:<text:s/></text:span><text:span text:style-name="T108">High</text:span></text:p>
      <text:p text:style-name="P3"><text:span text:style-name="T109">Function</text:span><text:span text:style-name="T110">: Launch</text:span></text:p>
      <text:p text:style-name="P3"><text:span text:style-name="T111">Status:</text:span><text:span text:style-name="T112"><text:s/></text:span><text:span text:style-name="T113">Open</text:span></text:p>
      <text:p text:style-name="P3"><text:span text:style-name="T114">Overview:</text:span></text:p>
      <text:p text:style-name="P3"><text:span text:style-name="T115">The<text:s/></text:span><text:span text:style-name="T116">Launch<text:s/></text:span><text:span text:style-name="T117">function permits only the contract owner to activate trading capabilities. Until this function is executed, no investors can buy, sell, or transfer their tokens. This places a high degree of control and centralization in the hands of the contract owner.</text:span></text:p>
      <text:p text:style-name="P3"><text:span text:style-name="T118"/></text:p>
      <text:p text:style-name="P3"><text:span text:style-name="T119">function Launch( bool status) external onlyOwner {</text:span></text:p>
      <text:p text:style-name="P3"><text:span text:style-name="T119"><text:s text:c="8"/>if (!status){</text:span></text:p>
      <text:p text:style-name="P3"><text:span text:style-name="T119"><text:s text:c="12"/>starBlock = 0;</text:span></text:p>
      <text:p text:style-name="P3"><text:span text:style-name="T119"><text:s text:c="8"/>}else{</text:span></text:p>
      <text:p text:style-name="P3"><text:span text:style-name="T119"><text:s text:c="12"/>starBlock = block.number;</text:span></text:p>
      <text:p text:style-name="P3"><text:span text:style-name="T119"><text:s text:c="8"/>}</text:span></text:p>
      <text:p text:style-name="P3"><text:span text:style-name="T119"><text:s text:c="4"/>}</text:span></text:p>
      <text:p text:style-name="P3"><text:span text:style-name="T120"/></text:p>
      <text:p text:style-name="P3"><text:span text:style-name="T121">Suggestion:</text:span></text:p>
      <text:p text:style-name="P4"><text:span text:style-name="T122">To reduce centralization and potential manipulation, consider one of the following approaches:</text:span></text:p>
      <text:list text:style-name="L5">
        <text:list-item>
          <text:p text:style-name="P5"><text:span text:style-name="T123">Automatically enable trading after a specified condition, such as the completion of a presale, is met.</text:span></text:p>
        </text:list-item>
        <text:list-item>
          <text:p text:style-name="P6"><text:span text:style-name="T123">If manual activation is still desired, consider transferring the ownership of the contract to a trustworthy, third-party entity like a certified "PinkSale Safu" developer. This can provide investors with more confidence in the eventual activation of trading capabilities, mitigating concerns of potential bad-faith actions by the original owner.</text:span><text:span text:style-name="T124"/></text:p>
        </text:list-item>
      </text:list>
      <text:p text:style-name="P7"><text:span text:style-name="T124"/></text:p>
      <text:p text:style-name="P8"><text:span text:style-name="T125">Centralization</text:span><text:span text:style-name="T126"><text:s/></text:span><text:span text:style-name="T127">–</text:span><text:span text:style-name="T128"><text:s/>Buy and Sell Fees.</text:span></text:p>
      <text:p text:style-name="P9"><text:span text:style-name="T129">Severity</text:span><text:span text:style-name="T130">:<text:s/></text:span><text:span text:style-name="T131">High</text:span></text:p>
      <text:p text:style-name="P9"><text:span text:style-name="T132">Function</text:span><text:span text:style-name="T133">: setBuy and setSell. </text:span></text:p>
      <text:p text:style-name="P9"><text:span text:style-name="T134">Status:</text:span><text:span text:style-name="T135"><text:s/></text:span><text:span text:style-name="T136">Open</text:span></text:p>
      <text:p text:style-name="P9"><text:span text:style-name="T137">Overview:</text:span></text:p>
      <text:p text:style-name="P9"><text:span text:style-name="T138">The owner can set the buy and sell fees up to 100%, which is not recommended.</text:span></text:p>
      <text:p text:style-name="P9"><text:span text:style-name="T139"/></text:p>
      <text:p text:style-name="P9"><text:span text:style-name="T140"> </text:span><text:span text:style-name="T141">function setBuy(uint256 newFundFee, uint256 newLpFee) public onlyOwner{</text:span></text:p>
      <text:p text:style-name="P9"><text:span text:style-name="T141"><text:s text:c="8"/>_buyFundFee = newFundFee;</text:span></text:p>
      <text:p text:style-name="P9"><text:span text:style-name="T141"><text:s text:c="8"/>_buyLPFee = newLpFee;</text:span></text:p>
      <text:p text:style-name="P9"><text:span text:style-name="T141"><text:s text:c="4"/>}</text:span></text:p>
      <text:p text:style-name="P9"><text:span text:style-name="T141"/></text:p>
      <text:p text:style-name="P9"><text:span text:style-name="T141"><text:s text:c="4"/>function setSell(uint256 newFundFee, uint256 newLpFee) public onlyOwner{</text:span></text:p>
      <text:p text:style-name="P9"><text:span text:style-name="T141"><text:s text:c="8"/>_sellFundFee = newFundFee;</text:span></text:p>
      <text:p text:style-name="P9"><text:span text:style-name="T141"><text:s text:c="8"/>_sellLPFee = newLpFee;</text:span></text:p>
      <text:p text:style-name="P9"><text:span text:style-name="T141"><text:s text:c="4"/>}</text:span><text:span text:style-name="T142"/></text:p>
      <text:p text:style-name="P9"><text:span text:style-name="T143"/></text:p>
      <text:p text:style-name="P9"><text:span text:style-name="T143"/></text:p>
      <text:p text:style-name="P9"><text:span text:style-name="T144">Suggestion:</text:span></text:p>
      <text:p text:style-name="P10"><text:span text:style-name="T145">It is recommended that no fees in the contract should be more than 25% of the contract.</text:span></text:p>
      <text:p text:style-name="P11"><text:span text:style-name="T146"/></text:p>
      <text:p text:style-name="P11"><text:span text:style-name="T146"/></text:p>
      <text:p text:style-name="P12"><text:span text:style-name="T147">Centralization</text:span><text:span text:style-name="T148"><text:s/></text:span><text:span text:style-name="T149">–</text:span><text:span text:style-name="T150"><text:s/>Liquidity is added to EOA.</text:span></text:p>
      <text:p text:style-name="P12"><text:span text:style-name="T151">Severity</text:span><text:span text:style-name="T152">:<text:s/></text:span><text:span text:style-name="T153">Medium</text:span></text:p>
      <text:p text:style-name="P12"><text:span text:style-name="T154">function</text:span><text:span text:style-name="T155">: add liquidity</text:span></text:p>
      <text:p text:style-name="P12"><text:span text:style-name="T156">Status:</text:span><text:span text:style-name="T157"><text:s/></text:span><text:span text:style-name="T158">Open</text:span></text:p>
      <text:p text:style-name="P12"><text:span text:style-name="T159">Overview: </text:span></text:p>
      <text:p text:style-name="P12"><text:span text:style-name="T160">Liquidity is added to EOA. It may be drained by the fundAddress.</text:span></text:p>
      <text:p text:style-name="P12"><text:span text:style-name="T161"/></text:p>
      <text:p text:style-name="P12"><text:span text:style-name="T162">{</text:span></text:p>
      <text:p text:style-name="P12"><text:span text:style-name="T162"><text:s text:c="14"/>try _swapRouter.addLiquidity(</text:span></text:p>
      <text:p text:style-name="P12"><text:span text:style-name="T162"><text:s text:c="20"/>address(this), _currency, lpAmount, lpFist, 0, 0, fundAddress, block.timestamp</text:span></text:p>
      <text:p text:style-name="P12"><text:span text:style-name="T162"><text:s text:c="16"/>) {} catch { emit Failed_addLiquidity(); }</text:span></text:p>
      <text:p text:style-name="P12"><text:span text:style-name="T162"><text:s text:c="12"/>}</text:span></text:p>
      <text:p text:style-name="P12"><text:span text:style-name="T163"/></text:p>
      <text:p text:style-name="P12"><text:span text:style-name="T164">Suggestion:</text:span></text:p>
      <text:p text:style-name="P12"><text:span text:style-name="T165">It is suggested that the address should be a contract address or a dead address.</text:span></text:p>
      <text:p text:style-name="P12"><text:span text:style-name="T165"/></text:p>
      <text:p text:style-name="P12"><text:span text:style-name="T166">Centralization</text:span><text:span text:style-name="T167"><text:s/></text:span><text:span text:style-name="T168">–</text:span><text:span text:style-name="T169"><text:s/>Missing Require Check(HoneyPot)</text:span></text:p>
      <text:p text:style-name="P12"><text:span text:style-name="T170">Severity</text:span><text:span text:style-name="T171">:<text:s/></text:span><text:span text:style-name="T172">Medium</text:span></text:p>
      <text:p text:style-name="P12"><text:span text:style-name="T173">Function</text:span><text:span text:style-name="T174">: setFundAddress</text:span></text:p>
      <text:p text:style-name="P12"><text:span text:style-name="T175">Status:</text:span><text:span text:style-name="T176"><text:s/></text:span><text:span text:style-name="T177">Open</text:span></text:p>
      <text:p text:style-name="P12"><text:span text:style-name="T178">Overview: </text:span></text:p>
      <text:p text:style-name="P12"><text:span text:style-name="T179">The owner can set any arbitrary address including zero address in FundAddress. This is not recommended because if the owner sets the address to the contract address, then the ETH will not be sent to that address and the transaction will fail and this will lead to a potential honeypot in the contract.</text:span></text:p>
      <text:p text:style-name="P12"><text:span text:style-name="T180"/></text:p>
      <text:p text:style-name="P12"><text:span text:style-name="T181">function setFundAddress(address addr) external onlyOwner {</text:span></text:p>
      <text:p text:style-name="P12"><text:span text:style-name="T181"><text:s text:c="8"/>fundAddress = addr;</text:span></text:p>
      <text:p text:style-name="P12"><text:span text:style-name="T181"><text:s text:c="8"/>_isExcludeFromFee[addr] = true;</text:span></text:p>
      <text:p text:style-name="P12"><text:span text:style-name="T181"><text:s text:c="4"/>}</text:span></text:p>
      <text:p text:style-name="P12"><text:span text:style-name="T182"/></text:p>
      <text:p text:style-name="P12"><text:span text:style-name="T183">Suggestion:<text:s/></text:span><text:span text:style-name="T184">It is recommended that the address should not be able to set as a contract address.</text:span></text:p>
      <text:p text:style-name="P13"><text:span text:style-name="T185"/></text:p>
      <text:p text:style-name="P14"><text:span text:style-name="T186">Centralization</text:span><text:span text:style-name="T187"><text:s/></text:span><text:span text:style-name="T188">–</text:span><text:span text:style-name="T189"><text:s/>Missing Events</text:span></text:p>
      <text:p text:style-name="P14"><text:span text:style-name="T190">Severity</text:span><text:span text:style-name="T191">:<text:s/></text:span><text:span text:style-name="T192">Low</text:span></text:p>
      <text:p text:style-name="P14"><text:span text:style-name="T193">Subject</text:span><text:span text:style-name="T194">: Missing Events</text:span></text:p>
      <text:p text:style-name="P14"><text:span text:style-name="T195">Status:</text:span><text:span text:style-name="T196"><text:s/></text:span><text:span text:style-name="T197">Open</text:span></text:p>
      <text:p text:style-name="P14"><text:span text:style-name="T198">Overview:</text:span></text:p>
      <text:p text:style-name="P14"><text:span text:style-name="T199">They serve as a mechanism for emitting and recording data onto the blockchain, making it transparent and easily accessible.</text:span></text:p>
      <text:p text:style-name="P14"><text:span text:style-name="T200"/></text:p>
      <text:p text:style-name="P15"><text:span text:style-name="T201">function setFundAddress(address addr) external onlyOwner {</text:span></text:p>
      <text:p text:style-name="P15"><text:span text:style-name="T201"><text:s text:c="8"/>fundAddress = addr;</text:span></text:p>
      <text:p text:style-name="P15"><text:span text:style-name="T201"><text:s text:c="8"/>_isExcludeFromFee[addr] = true;</text:span></text:p>
      <text:p text:style-name="P15"><text:span text:style-name="T201"><text:s text:c="4"/>}</text:span></text:p>
      <text:p text:style-name="P15"><text:span text:style-name="T202"> </text:span><text:span text:style-name="T203">function setBuy(uint256 newFundFee, uint256 newLpFee) public onlyOwner{</text:span></text:p>
      <text:p text:style-name="P15"><text:span text:style-name="T203"><text:s text:c="8"/>_buyFundFee = newFundFee;</text:span></text:p>
      <text:p text:style-name="P15"><text:span text:style-name="T203"><text:s text:c="8"/>_buyLPFee = newLpFee;</text:span></text:p>
      <text:p text:style-name="P15"><text:span text:style-name="T203"><text:s text:c="4"/>}</text:span></text:p>
      <text:p text:style-name="P15"><text:span text:style-name="T203"/></text:p>
      <text:p text:style-name="P15"><text:span text:style-name="T203"><text:s text:c="4"/>function setSell(uint256 newFundFee, uint256 newLpFee) public onlyOwner{</text:span></text:p>
      <text:p text:style-name="P15"><text:span text:style-name="T203"><text:s text:c="8"/>_sellFundFee = newFundFee;</text:span></text:p>
      <text:p text:style-name="P15"><text:span text:style-name="T203"><text:s text:c="8"/>_sellLPFee = newLpFee;</text:span></text:p>
      <text:p text:style-name="P15"><text:span text:style-name="T203"><text:s text:c="4"/>}</text:span></text:p>
      <text:p text:style-name="P15"><text:span text:style-name="T203">function Launch( bool status) external onlyOwner {</text:span></text:p>
      <text:p text:style-name="P15"><text:span text:style-name="T203"><text:s text:c="8"/>if (!status){</text:span></text:p>
      <text:p text:style-name="P15"><text:span text:style-name="T203"><text:s text:c="12"/>starBlock = 0;</text:span></text:p>
      <text:p text:style-name="P15"><text:span text:style-name="T203"><text:s text:c="8"/>}else{</text:span></text:p>
      <text:p text:style-name="P15"><text:span text:style-name="T203"><text:s text:c="12"/>starBlock = block.number;</text:span></text:p>
      <text:p text:style-name="P15"><text:span text:style-name="T203"><text:s text:c="8"/>}</text:span></text:p>
      <text:p text:style-name="P15"><text:span text:style-name="T203"><text:s text:c="4"/>}</text:span></text:p>
      <text:p text:style-name="P15"><text:span text:style-name="T203">function setAirDropEnable(bool status) public onlyOwner{</text:span></text:p>
      <text:p text:style-name="P15"><text:span text:style-name="T203"><text:s text:c="8"/>airdropEnable = status;</text:span></text:p>
      <text:p text:style-name="P15"><text:span text:style-name="T203"><text:s text:c="4"/>}</text:span></text:p>
      <text:p text:style-name="P15"><text:span text:style-name="T203">function setSwapPairList(address addr, bool enable) external onlyOwner {</text:span></text:p>
      <text:p text:style-name="P15"><text:span text:style-name="T203"><text:s text:c="8"/>_swapPairList[addr] = enable;</text:span></text:p>
      <text:p text:style-name="P15"><text:span text:style-name="T203"><text:s text:c="4"/>}</text:span></text:p>
      <text:p text:style-name="P15"><text:span text:style-name="T203">function multiWLs(address[] calldata addresses, bool value) public onlyOwner{</text:span></text:p>
      <text:p text:style-name="P15"><text:span text:style-name="T203"><text:s text:c="8"/>require(addresses.length &lt; 201);</text:span></text:p>
      <text:p text:style-name="P15"><text:span text:style-name="T203"><text:s text:c="8"/>for (uint256 i; i &lt; addresses.length; ++i) {</text:span></text:p>
      <text:p text:style-name="P15"><text:span text:style-name="T203"><text:s text:c="12"/>_isExcludeFromFee[addresses[i]] = value;</text:span></text:p>
      <text:p text:style-name="P15"><text:span text:style-name="T203"><text:s text:c="8"/>}</text:span></text:p>
      <text:p text:style-name="P15"><text:span text:style-name="T203"><text:s text:c="4"/>}</text:span></text:p>
      <text:p text:style-name="P16"><text:span text:style-name="T204"/></text:p>
      <text:p text:style-name="P16"><text:span text:style-name="T204"/></text:p>
      <text:p text:style-name="P16"><text:span text:style-name="T205">Centralization</text:span><text:span text:style-name="T206"><text:s/></text:span><text:span text:style-name="T207">–</text:span><text:span text:style-name="T208"><text:s/>Missing Zero Address</text:span></text:p>
      <text:p text:style-name="P16"><text:span text:style-name="T209">Severity</text:span><text:span text:style-name="T210">:<text:s/></text:span><text:span text:style-name="T211">Low</text:span></text:p>
      <text:p text:style-name="P16"><text:span text:style-name="T212">Status:</text:span><text:span text:style-name="T213"><text:s/></text:span><text:span text:style-name="T214">Open</text:span></text:p>
      <text:p text:style-name="P16"><text:span text:style-name="T215">Overview:</text:span></text:p>
      <text:p text:style-name="P16"><text:span text:style-name="T216">functions can take a zero address as a parameter (0x00000...). If a function parameter of address type is not properly validated by checking for zero addresses, there could be serious consequences for the contract's functionality.</text:span></text:p>
      <text:p text:style-name="P16"><text:span text:style-name="T217"/></text:p>
      <text:p text:style-name="P17"><text:span text:style-name="T218">function setFundAddress(address addr) external onlyOwner {</text:span></text:p>
      <text:p text:style-name="P17"><text:span text:style-name="T218"><text:s text:c="8"/>fundAddress = addr;</text:span></text:p>
      <text:p text:style-name="P17"><text:span text:style-name="T218"><text:s text:c="8"/>_isExcludeFromFee[addr] = true;</text:span></text:p>
      <text:p text:style-name="P17"><text:span text:style-name="T218"><text:s text:c="4"/>}</text:span></text:p>
      <text:p text:style-name="P18"><text:span text:style-name="T219"/></text:p>
      <text:p text:style-name="P18"><text:span text:style-name="T219"/></text:p>
      <text:p text:style-name="P18"><text:span text:style-name="T220">Suggestion:</text:span></text:p>
      <text:p text:style-name="P18"><text:span text:style-name="T221">It is suggested that the address should not be zero or dead.</text:span></text:p>
      <text:p text:style-name="P18"><text:span text:style-name="T222"/></text:p>
      <text:p text:style-name="P18"><text:span text:style-name="T223">Centralization</text:span><text:span text:style-name="T224"><text:s/></text:span><text:span text:style-name="T225">–</text:span><text:span text:style-name="T226"><text:s/>Local Variable Shadowing</text:span></text:p>
      <text:p text:style-name="P18"><text:span text:style-name="T227">Severity</text:span><text:span text:style-name="T228">:<text:s/></text:span><text:span text:style-name="T229">Low</text:span></text:p>
      <text:p text:style-name="P18"><text:span text:style-name="T230">Status:</text:span><text:span text:style-name="T231"><text:s/></text:span><text:span text:style-name="T232">Open</text:span></text:p>
      <text:p text:style-name="P18"><text:span text:style-name="T233">Function:</text:span><text:span text:style-name="T234"><text:s/>_approve and allowance</text:span></text:p>
      <text:p text:style-name="P18"><text:span text:style-name="T235">Overview:</text:span></text:p>
      <text:p text:style-name="P18"><text:span text:style-name="T235"/></text:p>
      <text:p text:style-name="P18"><text:span text:style-name="T236">function _approve(address owner, address spender, uint256 amount) private {</text:span></text:p>
      <text:p text:style-name="P18"><text:span text:style-name="T236"><text:s text:c="8"/>_allowances[owner][spender] = amount;</text:span></text:p>
      <text:p text:style-name="P18"><text:span text:style-name="T236"><text:s text:c="8"/>emit Approval(owner, spender, amount);</text:span></text:p>
      <text:p text:style-name="P18"><text:span text:style-name="T236"><text:s text:c="4"/>}</text:span></text:p>
      <text:p text:style-name="P18"><text:span text:style-name="T236">function allowance(address owner, address spender) public view override returns (uint256) {</text:span></text:p>
      <text:p text:style-name="P18"><text:span text:style-name="T236"><text:s text:c="8"/>return _allowances[owner][spender];</text:span></text:p>
      <text:p text:style-name="P18"><text:span text:style-name="T236"><text:s text:c="4"/>}</text:span></text:p>
      <text:p text:style-name="P18"><text:span text:style-name="T237"/></text:p>
      <text:p text:style-name="P18"><text:span text:style-name="T238">Suggestion:</text:span></text:p>
      <text:p text:style-name="P18"><text:span text:style-name="T239">Rename the local variable that shadows another component.</text:span></text:p>
      <text:p text:style-name="P18"><text:span text:style-name="T240"/></text:p>
      <text:p text:style-name="P18"><text:span text:style-name="T241">Optimization</text:span></text:p>
      <text:p text:style-name="P18"><text:span text:style-name="T242">Severity</text:span><text:span text:style-name="T243">:<text:s/></text:span><text:span text:style-name="T244">Informational</text:span></text:p>
      <text:p text:style-name="P18"><text:span text:style-name="T245">Subject</text:span><text:span text:style-name="T246">: Old Pragma Solidity version</text:span></text:p>
      <text:p text:style-name="P18"><text:span text:style-name="T247">Status:</text:span><text:span text:style-name="T248"><text:s/></text:span><text:span text:style-name="T249">Open</text:span></text:p>
      <text:p text:style-name="P18"><text:span text:style-name="T250">Overview:</text:span></text:p>
      <text:p text:style-name="P19"><text:span text:style-name="T251">It is considered best practice to pick the latest compiler version and stick with it. With a floating pragma, contracts may accidentally be deployed using an outdated.</text:span></text:p>
      <text:p text:style-name="P20"><text:span text:style-name="T252">pragma</text:span><text:span text:style-name="T253"><text:s/></text:span><text:span text:style-name="T254">solidity</text:span><text:span text:style-name="T255"><text:s/></text:span><text:span text:style-name="T256">^0.8.18;</text:span></text:p>
      <text:p text:style-name="P20"><text:span text:style-name="T257"/></text:p>
      <text:p text:style-name="P20"><text:span text:style-name="T25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